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ad33" officeooo:paragraph-rsid="000bad33" style:font-weight-asian="bold" style:font-weight-complex="bold"/>
    </style:style>
    <style:style style:name="P2" style:family="paragraph" style:parent-style-name="Standard">
      <style:text-properties fo:font-weight="bold" officeooo:rsid="000eae56" officeooo:paragraph-rsid="000eae56" style:font-weight-asian="bold" style:font-weight-complex="bold"/>
    </style:style>
    <style:style style:name="P3" style:family="paragraph" style:parent-style-name="Standard">
      <style:text-properties fo:font-weight="bold" officeooo:rsid="00107d34" officeooo:paragraph-rsid="00107d34" style:font-weight-asian="bold" style:font-weight-complex="bold"/>
    </style:style>
    <style:style style:name="P4" style:family="paragraph" style:parent-style-name="Standard">
      <style:text-properties fo:font-weight="bold" officeooo:rsid="00158c1e" officeooo:paragraph-rsid="00158c1e" style:font-weight-asian="bold" style:font-weight-complex="bold"/>
    </style:style>
    <style:style style:name="P5" style:family="paragraph" style:parent-style-name="Standard">
      <style:text-properties fo:font-weight="normal" officeooo:rsid="00113a0d" officeooo:paragraph-rsid="00113a0d" style:font-weight-asian="normal" style:font-weight-complex="normal"/>
    </style:style>
    <style:style style:name="P6" style:family="paragraph" style:parent-style-name="Standard">
      <style:text-properties fo:font-weight="normal" officeooo:rsid="000eae56" officeooo:paragraph-rsid="000bad33" style:font-weight-asian="normal" style:font-weight-complex="normal"/>
    </style:style>
    <style:style style:name="P7" style:family="paragraph" style:parent-style-name="Standard">
      <style:text-properties fo:font-weight="normal" officeooo:rsid="00107d34" officeooo:paragraph-rsid="000eae56" style:font-weight-asian="normal" style:font-weight-complex="normal"/>
    </style:style>
    <style:style style:name="P8" style:family="paragraph" style:parent-style-name="Standard">
      <style:text-properties fo:font-weight="normal" officeooo:rsid="00107d34" officeooo:paragraph-rsid="00107d34" style:font-weight-asian="normal" style:font-weight-complex="normal"/>
    </style:style>
    <style:style style:name="P9" style:family="paragraph" style:parent-style-name="Standard">
      <style:text-properties fo:font-weight="normal" officeooo:rsid="0013c4b4" officeooo:paragraph-rsid="0013c4b4" style:font-weight-asian="normal" style:font-weight-complex="normal"/>
    </style:style>
    <style:style style:name="P10" style:family="paragraph" style:parent-style-name="Standard">
      <style:text-properties fo:font-weight="normal" officeooo:rsid="00158c1e" officeooo:paragraph-rsid="00158c1e" style:font-weight-asian="normal" style:font-weight-complex="normal"/>
    </style:style>
    <style:style style:name="P11" style:family="paragraph" style:parent-style-name="Standard">
      <style:text-properties fo:font-weight="normal" officeooo:rsid="0015edec" officeooo:paragraph-rsid="0015edec" style:font-weight-asian="normal" style:font-weight-complex="normal"/>
    </style:style>
    <style:style style:name="P12" style:family="paragraph" style:parent-style-name="Standard">
      <style:text-properties fo:font-weight="normal" officeooo:rsid="0015edec" officeooo:paragraph-rsid="00199751" style:font-weight-asian="normal" style:font-weight-complex="normal"/>
    </style:style>
    <style:style style:name="P13" style:family="paragraph" style:parent-style-name="Standard">
      <style:text-properties fo:font-weight="normal" officeooo:rsid="0015edec" officeooo:paragraph-rsid="001ac3c5" style:font-weight-asian="normal" style:font-weight-complex="normal"/>
    </style:style>
    <style:style style:name="P14" style:family="paragraph" style:parent-style-name="Standard">
      <style:text-properties fo:font-weight="normal" officeooo:rsid="00177517" officeooo:paragraph-rsid="00177517" style:font-weight-asian="normal" style:font-weight-complex="normal"/>
    </style:style>
    <style:style style:name="P15" style:family="paragraph" style:parent-style-name="Standard">
      <style:text-properties fo:font-weight="normal" officeooo:rsid="00193cad" officeooo:paragraph-rsid="00193cad" style:font-weight-asian="normal" style:font-weight-complex="normal"/>
    </style:style>
    <style:style style:name="P16" style:family="paragraph" style:parent-style-name="Standard">
      <style:text-properties fo:font-weight="normal" officeooo:rsid="001e8966" officeooo:paragraph-rsid="001e8966" style:font-weight-asian="normal" style:font-weight-complex="normal"/>
    </style:style>
    <style:style style:name="P17" style:family="paragraph" style:parent-style-name="Standard">
      <style:text-properties fo:font-weight="normal" officeooo:rsid="001f59c3" officeooo:paragraph-rsid="001f59c3" style:font-weight-asian="normal" style:font-weight-complex="normal"/>
    </style:style>
    <style:style style:name="P18" style:family="paragraph" style:parent-style-name="Standard">
      <style:text-properties officeooo:paragraph-rsid="001ac3c5"/>
    </style:style>
    <style:style style:name="P19" style:family="paragraph" style:parent-style-name="Standard">
      <style:text-properties officeooo:paragraph-rsid="001bd833"/>
    </style:style>
    <style:style style:name="P20" style:family="paragraph" style:parent-style-name="Standard">
      <style:text-properties officeooo:paragraph-rsid="001c93d4"/>
    </style:style>
    <style:style style:name="P21" style:family="paragraph" style:parent-style-name="Standard">
      <style:text-properties officeooo:paragraph-rsid="001df2e4"/>
    </style:style>
    <style:style style:name="P22" style:family="paragraph" style:parent-style-name="Standard">
      <style:text-properties fo:font-weight="normal" officeooo:rsid="001f59c3" officeooo:paragraph-rsid="001f59c3" style:font-weight-asian="normal" style:font-weight-complex="normal"/>
    </style:style>
    <style:style style:name="P23" style:family="paragraph" style:parent-style-name="Standard">
      <style:text-properties officeooo:paragraph-rsid="001f9447"/>
    </style:style>
    <style:style style:name="P24" style:family="paragraph" style:parent-style-name="Text_20_body">
      <style:text-properties style:font-name="Times New Roman" fo:font-style="normal" fo:font-weight="normal" officeooo:rsid="000b5e9a" officeooo:paragraph-rsid="001f944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32bf" style:font-weight-asian="normal" style:font-weight-complex="normal"/>
    </style:style>
    <style:style style:name="T3" style:family="text">
      <style:text-properties fo:font-weight="normal" officeooo:rsid="000d48b7" style:font-weight-asian="normal" style:font-weight-complex="normal"/>
    </style:style>
    <style:style style:name="T4" style:family="text">
      <style:text-properties fo:font-weight="normal" officeooo:rsid="000eae56" style:font-weight-asian="normal" style:font-weight-complex="normal"/>
    </style:style>
    <style:style style:name="T5" style:family="text">
      <style:text-properties fo:font-weight="normal" officeooo:rsid="000f9136" style:font-weight-asian="normal" style:font-weight-complex="normal"/>
    </style:style>
    <style:style style:name="T6" style:family="text">
      <style:text-properties fo:font-weight="normal" officeooo:rsid="00107d34" style:font-weight-asian="normal" style:font-weight-complex="normal"/>
    </style:style>
    <style:style style:name="T7" style:family="text">
      <style:text-properties fo:font-weight="normal" officeooo:rsid="0013c4b4" style:font-weight-asian="normal" style:font-weight-complex="normal"/>
    </style:style>
    <style:style style:name="T8" style:family="text">
      <style:text-properties officeooo:rsid="0013c4b4"/>
    </style:style>
    <style:style style:name="T9" style:family="text">
      <style:text-properties officeooo:rsid="00158c1e"/>
    </style:style>
    <style:style style:name="T10" style:family="text">
      <style:text-properties officeooo:rsid="0015edec"/>
    </style:style>
    <style:style style:name="T11" style:family="text">
      <style:text-properties officeooo:rsid="00177517"/>
    </style:style>
    <style:style style:name="T12" style:family="text">
      <style:text-properties officeooo:rsid="0018d7ab"/>
    </style:style>
    <style:style style:name="T13" style:family="text">
      <style:text-properties officeooo:rsid="001ac3c5"/>
    </style:style>
    <style:style style:name="T14" style:family="text">
      <style:text-properties officeooo:rsid="001e8966"/>
    </style:style>
    <style:style style:name="T15" style:family="text">
      <style:text-properties officeooo:rsid="001f59c3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b5e9a" style:text-blinking="false" fo:background-color="transparent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trodução</text:p>
      <text:p text:style-name="P1"/>
      <text:p text:style-name="P1"><text:tab/><text:span text:style-name="T1">Este documento apresenta as especificações </text:span><text:span text:style-name="T2">para informatizar o controle de empréstimo de m</text:span><text:span text:style-name="T7">á</text:span><text:span text:style-name="T2">quinas para a construção civil da empresa Planaltech maquinas e locações, onde está atividade foi conduzida por meio da entrevista com o proprietário,funcionários e alguns clientes. </text:span><text:span text:style-name="T3">Após a entrevista foi feito os levantamentos de requisitos </text:span><text:span text:style-name="T4">e os diagramas de casos de uso, conforme será destacado a seguir.</text:span></text:p>
      <text:p text:style-name="P6"/>
      <text:p text:style-name="P2">2. Descrição do Sistema</text:p>
      <text:p text:style-name="P2"/>
      <text:p text:style-name="P2"><text:tab/><text:span text:style-name="T1">A empresa Plana</text:span><text:span text:style-name="T7">l</text:span><text:span text:style-name="T1">tech Ltda deseja um sistema para controlar o empréstimo de seus equipamentos e máquinas, de forma a dar mais agilidade no atendimento e maior segurança e praticidade, </text:span><text:span text:style-name="T5">pois anteriormente os registros eram feitos em um caderno, onde os clientes eram separados em ordem alfabética. Este sistema fará o cadastro dos dados do clientes, bem como seus equipamentos locados, além d</text:span><text:span text:style-name="T6">o tempo de empréstimo.</text:span></text:p>
      <text:p text:style-name="P7"/>
      <text:p text:style-name="P3">3. Requisitos iniciais do cliente</text:p>
      <text:p text:style-name="P3"><text:tab/></text:p>
      <text:p text:style-name="P3"><text:tab/><text:span text:style-name="T1">Sendo tomado por base o contexto e a analise inicial, foram levantados os seguintes requisitos: </text:span></text:p>
      <text:p text:style-name="P8"/>
      <text:p text:style-name="P3">Requisitos Funcionais</text:p>
      <text:p text:style-name="P3"/>
      <text:p text:style-name="P5">RF1- O sistema deverá cadastrar clientes com os seguintes dados: <text:span text:style-name="T8">cpf</text:span>,nome, rg,data de nascimento,sexo,número de telefone,e-mail,endereço,,CEP,número, complemento, bairro,cidade e estado.</text:p>
      <text:p text:style-name="P5"/>
      <text:p text:style-name="P9">RF2- <text:s/>O sistema deverá permitir o cadastro, listagem,remoção e atualização dos dados dos clientes, akém de gerar um código para cada cliente, a partir do cadastro.</text:p>
      <text:p text:style-name="P5"/>
      <text:p text:style-name="P5">RF<text:span text:style-name="T8">3</text:span>- O sistema deverá também cadastrar funcionários com os seguintes dados: código do funcionário, nome,cpf, cargo do funcionário <text:span text:style-name="T13">e numero de telefone</text:span>.</text:p>
      <text:p text:style-name="P5"/>
      <text:p text:style-name="P9">RF4- <text:s/>O sistema deverá permitir o cadastro, listagem,remoção e atualização dos dados dos funciiionários, t<text:span text:style-name="T9">a</text:span>mbém deve ser gerado pelo sistema um código para cada funcionário.</text:p>
      <text:p text:style-name="P9"/>
      <text:p text:style-name="P9">RF5- O sistema também deverá cadastr<text:span text:style-name="T14">ar </text:span>novas máquinas e equipamentos, com nome, tipo de m<text:span text:style-name="T9">á</text:span>quinário e marca.</text:p>
      <text:p text:style-name="P9"/>
      <text:p text:style-name="P9">RF6- <text:s/>O sistema deverá gerar um código também para cada equipamento cadastrado, além de poder ser feita sua listagem, remoção ou atualização.</text:p>
      <text:p text:style-name="P9"/>
      <text:p text:style-name="P9">RF7- <text:span text:style-name="T9">A cada mês deverá ser gerado um relatório das atividades da empresa.</text:span></text:p>
      <text:p text:style-name="P9"/>
      <text:p text:style-name="P10">RF8- O sistema deverá fazer também o controle de estoque da empresa, na devida parte de empréstimo de máquinarios e equipamentos.</text:p>
      <text:p text:style-name="P10"/>
      <text:p text:style-name="P10">RF9- </text:p>
      <text:p text:style-name="P10"/>
      <text:p text:style-name="P4">Requisitos Não Funcionais</text:p>
      <text:p text:style-name="P4"/>
      <text:p text:style-name="P10">RNF1- Todas as funções de cadastr<text:span text:style-name="T11">ais</text:span> deve ser feita<text:span text:style-name="T10">s</text:span> em uma única janela do programa.</text:p>
      <text:p text:style-name="P11"/>
      <text:p text:style-name="P11"><text:soft-page-break/>RNF2- <text:s/><text:span text:style-name="T11">Deverá ser mostrado uma notificação quando o estoque for inferior à 30%.</text:span></text:p>
      <text:p text:style-name="P11"/>
      <text:p text:style-name="P14">RNF3- <text:span text:style-name="T12">Todas as funções de exclusão só poderão ser realizadas por um perfil administrador.</text:span></text:p>
      <text:p text:style-name="P14"/>
      <text:p text:style-name="P15">RNF4- <text:span text:style-name="T14">Não poderá ser um cliente com status de equipamento pendente.</text:span></text:p>
      <text:p text:style-name="P15"/>
      <text:p text:style-name="P17">RNF5- Para a geração de relatórios, só será permitida à um perfil administrador.</text:p>
      <text:p text:style-name="P15"/>
      <text:p text:style-name="P16">RNF<text:span text:style-name="T15">6</text:span>- Não deverá ser aceito o cadastro de um cliente, funcionário ou equipamento com códigos iguais.</text:p>
      <text:p text:style-name="P16"/>
      <text:p text:style-name="P17">Este projeto terá como base para desenvolvimento a linguagem java e o sistema de gerenciamento para banco de dados pgadmin do pstgresql.</text:p>
      <text:p text:style-name="P17"/>
      <text:p text:style-name="P17"/>
      <text:p text:style-name="P17"/>
      <text:p text:style-name="P23"><text:span text:style-name="T16">O trabalho consistirá na criação de uma aplicação desktop para cadastro de clientes, funcionários e equipamentos, onde o sistema controlará a quantidade de máquinas no estoque da empresa, bem como o empréstimo de máquinas de cada cliente e sua data de devolução. além disso o sistema irá gerar um relatório das atividades da empresa e também a busca de clientes,funcionários ou equipamentos através de uma barra de pesquisa e listagem.</text:span></text:p>
      <text:p text:style-name="P24"><text:bookmark-start text:name="__RefHeading___Toc537_40330068711"/><text:tab/><text:tab/>A aplicação será desenvolvida em linguagem java, por ser uma linguagem já consolidada no mercado e muito utilizada nesse tipo de aplicação, oferecendo facilidade na construção de janelas e layouts com o java swing e praticidade com o java persistence API (JPA)  na criação de tabelas e na comunicação com o banco de dados relacional, neste caso o sistema de gerenciamento de banco de dados (SGBD) postgresql, por ser um SGBD de código aberto, tendo como<text:bookmark-end text:name="__RefHeading___Toc537_40330068711"/></text:p>
      <text:p text:style-name="P12"/>
      <text:p text:style-name="P12"/>
      <text:p text:style-name="P13"/>
      <text:p text:style-name="P18"/>
      <text:p text:style-name="P18"/>
      <text:p text:style-name="P19"/>
      <text:p text:style-name="P19"/>
      <text:p text:style-name="P19"/>
      <text:p text:style-name="P20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58:47.901953536</meta:creation-date>
    <dc:date>2019-09-03T22:05:17.885000000</dc:date>
    <meta:editing-duration>PT52M26S</meta:editing-duration>
    <meta:editing-cycles>7</meta:editing-cycles>
    <meta:generator>LibreOffice/6.2.6.2$Windows_X86_64 LibreOffice_project/684e730861356e74889dfe6dbddd3562aae2e6ad</meta:generator>
    <meta:document-statistic meta:table-count="0" meta:image-count="0" meta:object-count="0" meta:page-count="2" meta:paragraph-count="27" meta:word-count="572" meta:character-count="3677" meta:non-whitespace-character-count="3118"/>
  </office:meta>
</office:document-meta>
</file>